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RequestImpl.getPathTransl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Impl.ServletRequestImpl( HttpServletRequest request , PortletURLProviderImpl 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Impl.getParameterMap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ServletRequestImpl.getRemote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Impl.getParameter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RequestImpl.getQuery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RequestImpl.getPath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RequestImpl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Impl.getRequestUR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RequestImpl.getServlet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RequestImpl.get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Impl.getReques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Impl.getContext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RequestImpl.setCharacterEncoding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RequestImpl.getRequest( PortletWindow wind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Impl.getParameterValue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Impl.getConten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RequestImpl.ServletRequestImpl( HttpServletRequest request , PortletURLProviderImpl provider , PortletWindow wind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RequestImpl.getRemoteAd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